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language="sv" fo:country="SE"/>
    </style:style>
    <style:style style:name="P4" style:family="paragraph" style:parent-style-name="Standard">
      <style:text-properties fo:language="sv" fo:country="SE" fo:font-weight="bold" style:font-weight-asian="bold" style:font-weight-complex="bold"/>
    </style:style>
    <style:style style:name="P5" style:family="paragraph" style:parent-style-name="Standard">
      <style:text-properties fo:language="sv" fo:country="SE" fo:font-weight="normal" style:font-weight-asian="normal" style:font-weight-complex="normal"/>
    </style:style>
    <style:style style:name="P6" style:family="paragraph" style:parent-style-name="Standard">
      <style:text-properties fo:font-size="14pt" fo:language="sv" fo:country="SE" fo:font-weight="normal" style:font-size-asian="14pt" style:font-weight-asian="normal" style:font-size-complex="14pt" style:font-weight-complex="normal"/>
    </style:style>
    <style:style style:name="P7" style:family="paragraph" style:parent-style-name="Standard">
      <style:text-properties fo:font-size="12pt" fo:language="sv" fo:country="SE" fo:font-weight="normal" style:font-size-asian="12pt" style:font-weight-asian="normal" style:font-size-complex="12pt" style:font-weight-complex="normal"/>
    </style:style>
    <style:style style:name="P8" style:family="paragraph" style:parent-style-name="Standard">
      <style:paragraph-properties fo:text-align="end" style:justify-single-word="false"/>
      <style:text-properties fo:font-size="10pt" fo:language="sv" fo:country="SE"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text-properties style:language-asian="ko" style:country-asian="KR"/>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language="sv" fo:country="SE" fo:font-weight="normal" style:font-weight-asian="normal" style:font-weight-complex="normal"/>
    </style:style>
    <style:style style:name="P12" style:family="paragraph" style:parent-style-name="Standard">
      <style:text-properties fo:language="sv" fo:country="SE" fo:font-weight="normal" style:language-asian="ko" style:country-asian="KR" style:font-weight-asian="normal" style:font-weight-complex="normal"/>
    </style:style>
    <style:style style:name="P13" style:family="paragraph" style:parent-style-name="Standard">
      <style:text-properties fo:language="sv" fo:country="SE" fo:font-weight="bold" style:language-asian="ko" style:country-asian="KR" style:font-weight-asian="bold" style:font-weight-complex="bold"/>
    </style:style>
    <style:style style:name="P14" style:family="paragraph" style:parent-style-name="Standard">
      <style:text-properties fo:language="en" fo:country="US" fo:font-weight="normal" style:language-asian="ko" style:country-asian="KR"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style:language-asian="ko" style:country-asian="KR" style:font-weight-asian="bold" style:font-weight-complex="bold"/>
    </style:style>
    <style:style style:name="T3" style:family="text">
      <style:text-properties fo:font-size="16pt" fo:font-weight="normal" style:font-size-asian="16pt" style:font-weight-asian="normal" style:font-size-complex="16pt" style:font-weight-complex="normal"/>
    </style:style>
    <style:style style:name="T4" style:family="text">
      <style:text-properties fo:font-weight="normal" style:font-weight-asian="normal" style:font-weight-complex="normal"/>
    </style:style>
    <style:style style:name="T5" style:family="text">
      <style:text-properties fo:font-weight="normal" style:language-asian="ko" style:country-asian="KR" style:font-weight-asian="normal" style:font-weight-complex="normal"/>
    </style:style>
    <style:style style:name="T6" style:family="text">
      <style:text-properties fo:font-size="14pt" style:font-size-asian="14pt" style:font-size-complex="14pt"/>
    </style:style>
    <style:style style:name="T7" style:family="text">
      <style:text-properties style:language-asian="ko" style:country-asian="KR"/>
    </style:style>
    <style:style style:name="T8" style:family="text">
      <style:text-properties fo:font-style="italic" style:font-style-asian="italic" style:font-style-complex="italic"/>
    </style:style>
    <style:style style:name="T9" style:family="text">
      <style:text-properties fo:font-size="10pt" fo:font-style="italic" style:font-size-asian="10pt" style:font-style-asian="italic" style:font-size-complex="10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3">Team 5's Weapon System - Info Document</text:span></text:p>
      <text:p text:style-name="Standard"><text:span text:style-name="T9">Ebba, Jacob &amp; Josefin</text:span></text:p>
      <text:p text:style-name="Standard"><text:line-break/><text:span text:style-name="T1">Game Reference: <text:line-break/></text:span>Immortal Unchained</text:p>
      <text:p text:style-name="Standard"/>
      <text:p text:style-name="Standard"><text:span text:style-name="T1">Gun example types: <text:line-break/></text:span>Shotgun<text:line-break/>Rifle<text:line-break/>Pistol<text:line-break/><text:line-break/><text:span text:style-name="T1">Implemented systems </text:span><text:span text:style-name="T2">from Immortal Unchained</text:span><text:span text:style-name="T1">: <text:line-break/></text:span><text:span text:style-name="T7">Gun Name<text:line-break/>Weapon Rarity<text:line-break/>Weapon Type<text:line-break/></text:span>Recoil<text:line-break/>Fire Mode<text:line-break/>Rounds ('Ammo Type', 'Projectiles')<text:line-break/>Mag Size ('Clip Size')<text:line-break/>Max Ammo <text:line-break/>Range</text:p>
      <text:p text:style-name="Standard">Reload</text:p>
      <text:p text:style-name="Standard">Power Attack</text:p>
      <text:p text:style-name="Standard"><text:line-break/><text:span text:style-name="T2">Additional added systems: </text:span></text:p>
      <text:p text:style-name="P9">Weapon Category</text:p>
      <text:p text:style-name="P9">Rate of Fire</text:p>
      <text:p text:style-name="P9">Spread Angle ('Half Cone Degree')</text:p>
      <text:p text:style-name="P9">Firing System</text:p>
      <text:p text:style-name="P9">Burst Loop</text:p>
      <text:p text:style-name="P9"/>
      <text:p text:style-name="P1">Systems included but not yet implemented: <text:s/></text:p>
      <text:p text:style-name="Standard">DMG</text:p>
      <text:p text:style-name="Standard">Damage Type</text:p>
      <text:p text:style-name="Standard">Reload Time <text:line-break/><text:line-break/><text:span text:style-name="T1">Systems from Game Reference not included in project: </text:span></text:p>
      <text:p text:style-name="Standard">Norm SCL</text:p>
      <text:p text:style-name="Standard">Spec SCL</text:p>
      <text:p text:style-name="Standard">Crit Bonus</text:p>
      <text:p text:style-name="Standard">Armr Pen</text:p>
      <text:p text:style-name="P3">Melee Weapon</text:p>
      <text:p text:style-name="P3"/>
      <text:p text:style-name="P3"/>
      <text:p text:style-name="P3"/>
      <text:p text:style-name="P3"/>
      <text:p text:style-name="P3"/>
      <text:p text:style-name="P3"/>
      <text:p text:style-name="Standard"/>
      <text:p text:style-name="Standard"><text:soft-page-break/><text:span text:style-name="T6">Script breakdown</text:span><text:line-break/><text:line-break/><text:span text:style-name="T1">Interact Folder</text:span></text:p>
      <text:p text:style-name="P2">Contains the scripts for the Interaction System.</text:p>
      <text:p text:style-name="P2"/>
      <text:p text:style-name="P1"/>
      <text:p text:style-name="P1">Player Folder</text:p>
      <text:p text:style-name="P2">Contains the scripts for the MainPlayer. </text:p>
      <text:p text:style-name="P2"/>
      <text:p text:style-name="P2">-Character movement</text:p>
      <text:p text:style-name="P5">-Character Input Component Settings</text:p>
      <text:p text:style-name="P2">-Ammo properties</text:p>
      <text:p text:style-name="P4"><text:span text:style-name="T4">-</text:span><text:span text:style-name="T5">Trigger capsule</text:span></text:p>
      <text:p text:style-name="P14">-Weapon usage input keys</text:p>
      <text:p text:style-name="P12">-PawnViewLocation, GetCamera</text:p>
      <text:p text:style-name="P12">-Weapon functions (fire, reload, zoom, etc)<text:line-break/>-Overlap and interact functions</text:p>
      <text:p text:style-name="P12">-Equipped weapons</text:p>
      <text:p text:style-name="P12"/>
      <text:p text:style-name="P13"/>
      <text:p text:style-name="P13">Projectile Folder</text:p>
      <text:p text:style-name="P12">Contains the scripts for the ProjectileBase and ProjectileComponent</text:p>
      <text:p text:style-name="P12"/>
      <text:p text:style-name="P12">-Projectile stats</text:p>
      <text:p text:style-name="P12">-Projectile collision</text:p>
      <text:p text:style-name="P12">-Projectile firing</text:p>
      <text:p text:style-name="P12">-Projectile movement</text:p>
      <text:p text:style-name="P12"/>
      <text:p text:style-name="P13">Weapon Folder</text:p>
      <text:p text:style-name="P5">Contains the scripts for all Weapon related scripts.</text:p>
      <text:p text:style-name="P5"/>
      <text:p text:style-name="P5">-AmmoComponent </text:p>
      <text:p text:style-name="P5"><text:tab/>Ammo Stats</text:p>
      <text:p text:style-name="P5"><text:tab/>Get() methods for weapons' max and current ammo.</text:p>
      <text:p text:style-name="P5"><text:tab/>HasAmmo bool</text:p>
      <text:p text:style-name="P5"><text:tab/>Decrease nr of ammo as they are used.</text:p>
      <text:p text:style-name="P5"><text:tab/>Reloaders</text:p>
      <text:p text:style-name="P5"/>
      <text:p text:style-name="P5">-LineTraceComponent</text:p>
      <text:p text:style-name="P5"><text:tab/>Line Trace System</text:p>
      <text:p text:style-name="P5"/>
      <text:p text:style-name="P5">-PickupInterface</text:p>
      <text:p text:style-name="P5"><text:tab/>Weapon Pickup System</text:p>
      <text:p text:style-name="P5"/>
      <text:p text:style-name="P5">-RecoilComponent</text:p>
      <text:p text:style-name="P5"><text:tab/>Recoil values</text:p>
      <text:p text:style-name="P5"><text:tab/>Recoil timers</text:p>
      <text:p text:style-name="P5"><text:tab/>Camera Shake</text:p>
      <text:p text:style-name="P5"><text:tab/></text:p>
      <text:p text:style-name="P5"><text:soft-page-break/>-WeaponBase</text:p>
      <text:p text:style-name="P5"><text:tab/>Gun related variables<text:line-break/><text:tab/>Firing Implementations/Functions<text:line-break/><text:tab/>Primary Attack<text:line-break/><text:tab/>Special Attack</text:p>
      <text:p text:style-name="P5"><text:tab/>Weapon Effects<text:line-break/><text:tab/>Colliders (used for pickup interaction)</text:p>
      <text:p text:style-name="P5"><text:tab/>Weapon/Attack Timers</text:p>
      <text:p text:style-name="P5"><text:tab/>Interacts</text:p>
      <text:p text:style-name="P5"><text:tab/>Addons</text:p>
      <text:p text:style-name="P5"/>
      <text:p text:style-name="P5">-WeaponCameraShake</text:p>
      <text:p text:style-name="P5"><text:tab/>CameraShake variables</text:p>
      <text:p text:style-name="P5"/>
      <text:p text:style-name="P5">-ZoomComponent</text:p>
      <text:p text:style-name="P5"><text:tab/>Zooming properties</text:p>
      <text:p text:style-name="P5"><text:tab/>Zooming methods</text:p>
      <text:p text:style-name="P5"/>
      <text:p text:style-name="P5"/>
      <text:p text:style-name="P4">Enum Classes</text:p>
      <text:p text:style-name="P5">Contains the Enum Classes.</text:p>
      <text:p text:style-name="P5"/>
      <text:p text:style-name="P4"/>
      <text:p text:style-name="P6">Developers' Notes</text:p>
      <text:p text:style-name="P7"><text:line-break/>We chose to replicate the weapon system in Immortal Unchained, which is a newly released game with a very interesting weapon system. It uses several kinds of weapons with various ammo, attacks, special attacks, stats and more. The character can (depending on level) equip up to four weapons; two primary and two secondary. (Excluding the melee weapon.) We chose to have one primary weapon example and two secondary examples. We also implemented two different firing systems, for the game designer's benefit of choice. We tried to make everything as customizable as possible, since immortal unchained has so many different types of weapons and weapon abilities which is what makes the game fun, and fun to try to replicate.<text:line-break/><text:line-break/>We had a few hiccups along the way but the end result turned out quite nicely and would be fairly implementable in a game like Immortal Unchained with some tweaks. The playtesting is quite simple but the code is more advanced so we hope you will like it.</text:p>
      <text:p text:style-name="P7"/>
      <text:p text:style-name="P7"/>
      <text:p text:style-name="P8">Team 5 of FG19's Programm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fin de la Motte</meta:initial-creator>
    <meta:creation-date>2020-01-26T17:24:31.08</meta:creation-date>
    <dc:date>2020-01-28T23:27:51.37</dc:date>
    <dc:creator>Josefin de la Motte</dc:creator>
    <meta:editing-duration>PT1H4M36S</meta:editing-duration>
    <meta:editing-cycles>8</meta:editing-cycles>
    <meta:generator>OpenOffice/4.1.7$Win32 OpenOffice.org_project/417m1$Build-9800</meta:generator>
    <meta:document-statistic meta:table-count="0" meta:image-count="0" meta:object-count="0" meta:page-count="3" meta:paragraph-count="72" meta:word-count="415" meta:character-count="2809"/>
  </office:meta>
</office:document-meta>
</file>